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 style:master-page-name="">
      <style:table-properties style:width="6.6931in" style:page-number="auto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ica5" style:family="table" style:master-page-name="">
      <style:table-properties style:width="6.6931in" fo:margin-left="0in" fo:margin-right="0in" style:page-number="auto" table:align="margins" fo:keep-with-next="always" style:may-break-between-rows="false"/>
    </style:style>
    <style:style style:name="Tablica5.A" style:family="table-column">
      <style:table-column-properties style:column-width="0.3125in" style:rel-column-width="3059*"/>
    </style:style>
    <style:style style:name="Tablica5.B" style:family="table-column">
      <style:table-column-properties style:column-width="2.5597in" style:rel-column-width="25063*"/>
    </style:style>
    <style:style style:name="Tablica5.C" style:family="table-column">
      <style:table-column-properties style:column-width="0.4354in" style:rel-column-width="4263*"/>
    </style:style>
    <style:style style:name="Tablica5.D" style:family="table-column">
      <style:table-column-properties style:column-width="0.5042in" style:rel-column-width="4936*"/>
    </style:style>
    <style:style style:name="Tablica5.E" style:family="table-column">
      <style:table-column-properties style:column-width="0.7479in" style:rel-column-width="7323*"/>
    </style:style>
    <style:style style:name="Tablica5.F" style:family="table-column">
      <style:table-column-properties style:column-width="0.7507in" style:rel-column-width="7350*"/>
    </style:style>
    <style:style style:name="Tablica5.G" style:family="table-column">
      <style:table-column-properties style:column-width="0.5632in" style:rel-column-width="5514*"/>
    </style:style>
    <style:style style:name="Tablica5.H" style:family="table-column">
      <style:table-column-properties style:column-width="0.8201in" style:rel-column-width="8027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H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H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none" fo:border-top="none" fo:border-bottom="none"/>
    </style:style>
    <style:style style:name="Tablica5.H4" style:family="table-cell">
      <style:table-cell-properties style:vertical-align="middle" fo:padding="0in" fo:border-left="none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H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1" style:family="paragraph" style:parent-style-name="Standard">
      <style:text-properties fo:font-size="10pt" officeooo:paragraph-rsid="0020f236" style:font-size-asian="8.75pt" style:font-size-complex="10pt"/>
    </style:style>
    <style:style style:name="P1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3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3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3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3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60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6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63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64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Arial1" style:font-size-asian="8pt" style:font-weight-asian="bold" style:font-name-complex="Arial1" style:font-size-complex="8pt" style:font-weight-complex="bold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2e0416" style:font-name-asian="Arial1" style:font-size-asian="8pt" style:font-weight-asian="bold" style:font-name-complex="Arial1" style:font-size-complex="8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084b175" style:font-name-asian="Microsoft YaHei" style:font-size-asian="8pt" style:font-weight-asian="bold" style:font-name-complex="Mangal" style:font-size-complex="8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6pt" fo:font-weight="normal" officeooo:rsid="00bcf03e" officeooo:paragraph-rsid="00bcf03e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5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86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10977aa"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font-name-asian="Microsoft YaHei" style:font-name-complex="Mangal"/>
    </style:style>
    <style:style style:name="T15" style:family="text">
      <style:text-properties style:font-name="Arial" style:text-underline-style="none" officeooo:rsid="00fd8749"/>
    </style:style>
    <style:style style:name="T16" style:family="text">
      <style:text-properties style:font-name="Arial" style:text-underline-style="none" fo:font-weight="bold" officeooo:rsid="00245a79" style:font-weight-asian="bold" style:font-weight-complex="bold"/>
    </style:style>
    <style:style style:name="T17" style:family="text">
      <style:text-properties officeooo:rsid="009a3986"/>
    </style:style>
    <style:style style:name="T18" style:family="text">
      <style:text-properties officeooo:rsid="00e4fbe7"/>
    </style:style>
    <style:style style:name="T19" style:family="text">
      <style:text-properties officeooo:rsid="011d585f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officeooo:rsid="0086630b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6pt" officeooo:rsid="0086630b" style:font-size-asian="6pt" style:font-size-complex="6pt"/>
    </style:style>
    <style:style style:name="T25" style:family="text">
      <style:text-properties officeooo:rsid="013dce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26"><text:text-input text:description="&lt;o.partner_id.name or ''&gt;">Partner Name</text:text-input></text:p>
            <text:p text:style-name="P13"><text:text-input text:description="&lt;o.partner_id.street or ''&gt;">Partner street</text:text-input></text:p>
            <text:p text:style-name="P16"><text:text-input text:description="&lt;if test=&quot;o.partner_id.street2&quot;&gt;">if street2</text:text-input></text:p>
            <text:p text:style-name="P14"><text:text-input text:description="&lt;o.partner_id.street2 or ''&gt;">Partner street 2</text:text-input></text:p>
            <text:p text:style-name="P16"><text:text-input text:description="&lt;/if&gt;">end if</text:text-input></text:p>
            <text:p text:style-name="P12"><text:text-input text:description="&lt;o.partner_id.zip or ''&gt;">ZipCode</text:text-input> <text:text-input text:description="&lt;o.partner_id.city or ''&gt;">City</text:text-input></text:p>
            <text:p text:style-name="P34"><text:text-input text:description="&lt;o.partner_id.country_id.name or ''&gt;">Country</text:text-input></text:p>
            <text:p text:style-name="P17"><text:text-input text:description="&lt;if test=&quot;o.partner_id &lt;&gt; o.partner_shipping_id&quot;&gt;">test</text:text-input></text:p>
            <text:p text:style-name="P15"><text:text-input text:description="&lt;o.partner_shipping_id.title or _('To:') &gt;">Title</text:text-input> <text:text-input text:description="&lt;o.partner_shipping_id.name or ''&gt;">contact_name</text:text-input></text:p>
            <text:p text:style-name="P18"><text:text-input text:description="&lt;/if&gt;">endtest</text:text-input></text:p>
            <text:p text:style-name="P34"><text:span text:style-name="T15"><text:text-input text:description="&lt;_(&quot;VAT no.&quot;)&gt;">VAT no.</text:text-input></text:span><text:span text:style-name="T15">:</text:span><text:span text:style-name="T1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35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36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33"/>
      <table:table table:name="Table4" table:style-name="Table4">
        <table:table-column table:style-name="Table4.A"/>
        <table:table-row>
          <table:table-cell table:style-name="Table4.A1" office:value-type="string">
            <text:p text:style-name="P63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62"/>
      <text:p text:style-name="P88"><text:text-input text:description="&lt;for each=&quot;group in get_groups()&quot;&gt;">for groups</text:text-input></text:p>
      <text:p text:style-name="P87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row table:style-name="Tablica5.1">
          <table:table-cell table:style-name="Tablica5.A1" table:number-columns-spanned="8" office:value-type="string">
            <text:p text:style-name="P71"/>
            <text:p text:style-name="P84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3"><text:text-input text:description="&lt;_(&quot;Item&quot;)&gt;">Item</text:text-input></text:p>
          </table:table-cell>
          <table:table-cell table:style-name="Tablica5.B2" office:value-type="string">
            <text:p text:style-name="P53"><text:text-input text:description="&lt;_(&quot;Product&quot;)&gt;">Product</text:text-input></text:p>
          </table:table-cell>
          <table:table-cell table:style-name="Tablica5.A2" office:value-type="string">
            <text:p text:style-name="P53"><text:text-input text:description="&lt;_(&quot;Qty&quot;)&gt;">Qty</text:text-input></text:p>
          </table:table-cell>
          <table:table-cell table:style-name="Tablica5.B2" office:value-type="string">
            <text:p text:style-name="P54"><text:text-input text:description="&lt;_(&quot;UoM&quot;)&gt;">UoM</text:text-input></text:p>
          </table:table-cell>
          <table:table-cell table:style-name="Tablica5.A2" office:value-type="string">
            <text:p text:style-name="P53"><text:text-input text:description="&lt;_(&quot;Unit price&quot;)&gt;">Unit price</text:text-input></text:p>
          </table:table-cell>
          <table:table-cell table:style-name="Tablica5.B2" office:value-type="string">
            <text:p text:style-name="P85"><text:text-input text:description="&lt;_(&quot;Total&quot;)&gt;">Total</text:text-input></text:p>
          </table:table-cell>
          <table:table-cell table:style-name="Tablica5.A2" office:value-type="string">
            <text:p text:style-name="P55"><text:text-input text:description="&lt;_(&quot;Disc.&quot;)&gt;">Disc.</text:text-input></text:p>
          </table:table-cell>
          <table:table-cell table:style-name="Tablica5.H2" office:value-type="string">
            <text:p text:style-name="P56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59"/>
          </table:table-cell>
          <table:table-cell table:style-name="Tablica5.B3" office:value-type="string">
            <text:p text:style-name="P60"/>
          </table:table-cell>
          <table:table-cell table:style-name="Tablica5.A3" office:value-type="string">
            <text:p text:style-name="P60"/>
          </table:table-cell>
          <table:table-cell table:style-name="Tablica5.B3" office:value-type="string">
            <text:p text:style-name="P60"/>
          </table:table-cell>
          <table:table-cell table:style-name="Tablica5.A3" office:value-type="string">
            <text:p text:style-name="P57">[<text:span text:style-name="T14"><text:text-input text:description="&lt;objects.currency_id.name or ''&gt;">curr</text:text-input></text:span>]</text:p>
          </table:table-cell>
          <table:table-cell table:style-name="Tablica5.B3" office:value-type="string">
            <text:p text:style-name="P86">[<text:span text:style-name="T9"><text:text-input text:description="&lt;objects.currency_id.name or ''&gt;">curr</text:text-input></text:span>]</text:p>
          </table:table-cell>
          <table:table-cell table:style-name="Tablica5.A3" office:value-type="string">
            <text:p text:style-name="P58"><text:span text:style-name="T17">[</text:span>%<text:span text:style-name="T17">]</text:span></text:p>
          </table:table-cell>
          <table:table-cell table:style-name="Tablica5.H3" office:value-type="string">
            <text:p text:style-name="P57">[<text:span text:style-name="T14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office:value-type="string">
            <text:p text:style-name="P76"><text:text-input text:description="&lt;for each=&quot;line in get_lines(group)&quot; &gt;">For line</text:text-input></text:p>
          </table:table-cell>
          <table:table-cell table:style-name="Tablica5.A1" office:value-type="string">
            <text:p text:style-name="P77"/>
          </table:table-cell>
          <table:table-cell table:style-name="Tablica5.A1" office:value-type="string">
            <text:p text:style-name="P77"/>
          </table:table-cell>
          <table:table-cell table:style-name="Tablica5.A1" office:value-type="string">
            <text:p text:style-name="P77"/>
          </table:table-cell>
          <table:table-cell table:style-name="Tablica5.A1" office:value-type="string">
            <text:p text:style-name="P78"/>
          </table:table-cell>
          <table:table-cell table:style-name="Tablica5.A1" office:value-type="string">
            <text:p text:style-name="P78"/>
          </table:table-cell>
          <table:table-cell table:style-name="Tablica5.A1" office:value-type="string">
            <text:p text:style-name="P79"/>
          </table:table-cell>
          <table:table-cell table:style-name="Tablica5.H4" office:value-type="string">
            <text:p text:style-name="P78"/>
          </table:table-cell>
        </table:table-row>
        <table:table-row table:style-name="Tablica5.1">
          <table:table-cell table:style-name="Tablica5.A5" office:value-type="string">
            <text:p text:style-name="P72"><text:text-input text:description="&lt;str(get_item_no())&gt;">rbr</text:text-input>.</text:p>
          </table:table-cell>
          <table:table-cell table:style-name="Tablica5.A5" office:value-type="string">
            <text:p text:style-name="P52"><text:span text:style-name="T23"><text:text-input text:description="&lt;if test=&quot;line.product_id.description&quot;&gt;">test_description</text:text-input></text:span><text:text-input text:description="&lt;line.product_id.description or ''&gt;">Product Name</text:text-input><text:span text:style-name="T24"><text:text-input text:description="&lt;/if&gt;">end_test</text:text-input></text:span><text:span text:style-name="T22"><text:line-break/></text:span><text:span text:style-name="T22"><text:text-input text:description="&lt;line.name or ''&gt;">line_description</text:text-input></text:span></text:p>
          </table:table-cell>
          <table:table-cell table:style-name="Tablica5.A5" office:value-type="string">
            <text:p text:style-name="P61"><text:text-input text:description="&lt;formatLang(line.quantity, digits=2) or ''&gt;">qty</text:text-input></text:p>
          </table:table-cell>
          <table:table-cell table:style-name="Tablica5.A5" office:value-type="string">
            <text:p text:style-name="P61"><text:text-input text:description="&lt;line.uom_id.name or ''&gt;">uom</text:text-input></text:p>
          </table:table-cell>
          <table:table-cell table:style-name="Tablica5.A5" office:value-type="string">
            <text:p text:style-name="P73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74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73"><text:text-input text:description="&lt;formatLang(line.discount, digits=3) or ''&gt;">discount</text:text-input></text:p>
          </table:table-cell>
          <table:table-cell table:style-name="Tablica5.H5" office:value-type="string">
            <text:p text:style-name="P75"><text:text-input text:description="&lt;formatLang(line.amount,digits=2) or ''&gt;">amount</text:text-input></text:p>
          </table:table-cell>
        </table:table-row>
        <table:table-row table:style-name="Tablica5.1">
          <table:table-cell table:style-name="Tablica5.A6" office:value-type="string">
            <text:p text:style-name="P80"><text:text-input text:description="&lt;/for&gt;">End For line</text:text-input></text:p>
          </table:table-cell>
          <table:table-cell table:style-name="Tablica5.A6" office:value-type="string">
            <text:p text:style-name="P81"/>
          </table:table-cell>
          <table:table-cell table:style-name="Tablica5.A6" office:value-type="string">
            <text:p text:style-name="P81"/>
          </table:table-cell>
          <table:table-cell table:style-name="Tablica5.A6" office:value-type="string">
            <text:p text:style-name="P82"/>
          </table:table-cell>
          <table:table-cell table:style-name="Tablica5.A6" office:value-type="string">
            <text:p text:style-name="P83"/>
          </table:table-cell>
          <table:table-cell table:style-name="Tablica5.A6" office:value-type="string">
            <text:p text:style-name="P83"/>
          </table:table-cell>
          <table:table-cell table:style-name="Tablica5.A6" office:value-type="string">
            <text:p text:style-name="P83"/>
          </table:table-cell>
          <table:table-cell table:style-name="Tablica5.A6" office:value-type="string">
            <text:p text:style-name="P83"/>
          </table:table-cell>
        </table:table-row>
        <table:table-row table:style-name="Tablica5.7">
          <table:table-cell table:style-name="Tablica5.A6" table:number-columns-spanned="6" office:value-type="string">
            <text:p text:style-name="P65"><text:span text:style-name="T10"><text:text-input text:description="&lt;  group[0] or ''  &gt;">Licence name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68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6" office:value-type="string">
            <text:p text:style-name="P66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69"><text:span text:style-name="T20"><text:text-input text:description="&lt;formatLang(get_discount(group), digits=2) or ''&gt;">discoun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6" office:value-type="string">
            <text:p text:style-name="P67"><text:span text:style-name="T21"><text:text-input text:description="&lt;  group[0] or ''  &gt;">Licence name</text:text-input></text:span><text:span text:style-name="T21"> </text:span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69"><text:span text:style-name="T19"><text:text-input text:description="&lt;formatLang(get_untaxed(group), digits=2) or ''&gt;">total w/o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</table:table>
      <text:p text:style-name="P64"/>
      <text:p text:style-name="P70"><text:span text:style-name="T25"><text:text-input text:description="&lt;/for&gt;">end for groups</text:text-input></text:span></text:p>
      <text:p text:style-name="P10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5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0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1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28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3"><text:text-input text:description="&lt;if test=&quot;not get_data('show_vat')&quot;&gt;">if_not_show_VAT</text:text-input></text:p>
            <text:p text:style-name="P32"><text:text-input text:description="&lt; _('VAT is not included in price')&gt;">VAT_isnt_included</text:text-input></text:p>
            <text:p text:style-name="P23"><text:text-input text:description="&lt;/if&gt;">end_if</text:text-input></text:p>
            <text:p text:style-name="P23"><text:text-input text:description="&lt;for each=&quot;warranty  in o.warranty_period_ids&quot;&gt;">For line</text:text-input></text:p>
            <text:p text:style-name="P29"><text:text-input text:description="&lt;warranty.description or ''&gt;">price_description</text:text-input></text:p>
            <text:p text:style-name="P2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4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37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3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4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4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38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4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4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4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0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4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4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4"><text:text-input text:description="&lt;_(&quot;Payment&quot;)&gt;">Payment</text:text-input>:</text:p>
          </table:table-cell>
          <table:table-cell table:style-name="Tablica4.A1" office:value-type="string">
            <text:p text:style-name="P4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4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"><text:text-input text:description="&lt;_(&quot;Parity&quot;)&gt;">Parity</text:text-input>:</text:p>
          </table:table-cell>
          <table:table-cell table:style-name="Tablica4.A1" office:value-type="string">
            <text:p text:style-name="P9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6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8"><text:text-input text:description="&lt;_(&quot;IBAN&quot;)&gt;">_IBAN</text:text-input>: <text:text-input text:description="&lt;o.partner_bank_id.acc_number or ''&gt;">bank_acc_number</text:text-input></text:p>
            <text:p text:style-name="P5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7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1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27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2"><text:text-input text:description="&lt;for each=&quot;cert in o.certificate_ids&quot;&gt;">For line</text:text-input></text:p>
            <text:p text:style-name="P51"><text:text-input text:description="&lt;cert.description or ''&gt;">certificate_description</text:text-input></text:p>
            <text:p text:style-name="P2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1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4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39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4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47"><text:text-input text:description="&lt;/if&gt;">end if</text:text-input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14T17:06:04.560262853</dc:date>
    <meta:editing-duration>P3DT3H23M6S</meta:editing-duration>
    <meta:editing-cycles>354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46" meta:character-count="1514" meta:non-whitespace-character-count="1422"/>
  </office:meta>
</office:document-meta>
</file>